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0c7565" officeooo:paragraph-rsid="000c7565"/>
    </style:style>
    <style:style style:name="P2" style:family="paragraph" style:parent-style-name="Standard">
      <style:paragraph-properties fo:text-align="justify" style:justify-single-word="false"/>
      <style:text-properties officeooo:rsid="000d625b" officeooo:paragraph-rsid="000d625b"/>
    </style:style>
    <style:style style:name="P3" style:family="paragraph" style:parent-style-name="Standard">
      <style:paragraph-properties fo:text-align="justify" style:justify-single-word="false"/>
      <style:text-properties officeooo:rsid="00108cd4" officeooo:paragraph-rsid="00108cd4"/>
    </style:style>
    <style:style style:name="P4" style:family="paragraph" style:parent-style-name="Standard">
      <style:paragraph-properties fo:text-align="justify" style:justify-single-word="false"/>
      <style:text-properties officeooo:rsid="00144874" officeooo:paragraph-rsid="00144874"/>
    </style:style>
    <style:style style:name="P5" style:family="paragraph" style:parent-style-name="Standard" style:list-style-name="L1">
      <style:paragraph-properties fo:text-align="justify" style:justify-single-word="false"/>
      <style:text-properties officeooo:rsid="000f5beb" officeooo:paragraph-rsid="000f5beb"/>
    </style:style>
    <style:style style:name="P6" style:family="paragraph" style:parent-style-name="Standard" style:list-style-name="L1">
      <style:paragraph-properties fo:text-align="justify" style:justify-single-word="false"/>
      <style:text-properties officeooo:rsid="00108cd4" officeooo:paragraph-rsid="00108cd4"/>
    </style:style>
    <style:style style:name="P7" style:family="paragraph" style:parent-style-name="Standard" style:list-style-name="L1">
      <style:paragraph-properties fo:text-align="justify" style:justify-single-word="false"/>
      <style:text-properties officeooo:rsid="00124e06" officeooo:paragraph-rsid="00124e06"/>
    </style:style>
    <style:style style:name="P8" style:family="paragraph" style:parent-style-name="Standard">
      <style:paragraph-properties fo:text-align="justify" style:justify-single-word="false"/>
      <style:text-properties officeooo:rsid="0019a1e8" officeooo:paragraph-rsid="0019a1e8"/>
    </style:style>
    <style:style style:name="P9" style:family="paragraph" style:parent-style-name="Standard" style:list-style-name="L1">
      <style:paragraph-properties fo:text-align="justify" style:justify-single-word="false"/>
      <style:text-properties officeooo:rsid="0019a1e8" officeooo:paragraph-rsid="001bc6a1"/>
    </style:style>
    <style:style style:name="P10" style:family="paragraph" style:parent-style-name="Standard" style:list-style-name="L2">
      <style:paragraph-properties fo:text-align="justify" style:justify-single-word="false"/>
      <style:text-properties officeooo:rsid="0019a1e8" officeooo:paragraph-rsid="0019a1e8"/>
    </style:style>
    <style:style style:name="P11" style:family="paragraph" style:parent-style-name="Standard">
      <style:paragraph-properties fo:text-align="justify" style:justify-single-word="false"/>
      <style:text-properties officeooo:rsid="000d625b" officeooo:paragraph-rsid="0019a1e8"/>
    </style:style>
    <style:style style:name="P12" style:family="paragraph" style:parent-style-name="Standard">
      <style:paragraph-properties fo:text-align="justify" style:justify-single-word="false"/>
      <style:text-properties officeooo:rsid="001a838a" officeooo:paragraph-rsid="001a838a"/>
    </style:style>
    <style:style style:name="P13" style:family="paragraph" style:parent-style-name="Standard">
      <style:paragraph-properties fo:text-align="justify" style:justify-single-word="false"/>
      <style:text-properties officeooo:rsid="001a838a" officeooo:paragraph-rsid="001bc6a1"/>
    </style:style>
    <style:style style:name="P14" style:family="paragraph" style:parent-style-name="Standard" style:list-style-name="L2">
      <style:paragraph-properties fo:text-align="justify" style:justify-single-word="false"/>
      <style:text-properties officeooo:rsid="001a838a" officeooo:paragraph-rsid="001a838a"/>
    </style:style>
    <style:style style:name="P15" style:family="paragraph" style:parent-style-name="Standard" style:list-style-name="L2">
      <style:paragraph-properties fo:text-align="justify" style:justify-single-word="false"/>
      <style:text-properties officeooo:rsid="001b781f" officeooo:paragraph-rsid="001b781f"/>
    </style:style>
    <style:style style:name="P16" style:family="paragraph" style:parent-style-name="Standard" style:list-style-name="L1">
      <style:paragraph-properties fo:text-align="justify" style:justify-single-word="false"/>
      <style:text-properties officeooo:rsid="001b781f" officeooo:paragraph-rsid="001de7aa"/>
    </style:style>
    <style:style style:name="P17" style:family="paragraph" style:parent-style-name="Standard">
      <style:paragraph-properties fo:text-align="justify" style:justify-single-word="false"/>
      <style:text-properties officeooo:rsid="0012c05e" officeooo:paragraph-rsid="001bc6a1"/>
    </style:style>
    <style:style style:name="P18" style:family="paragraph" style:parent-style-name="Standard">
      <style:paragraph-properties fo:text-align="justify" style:justify-single-word="false"/>
      <style:text-properties officeooo:rsid="001d6e2e" officeooo:paragraph-rsid="001d6e2e"/>
    </style:style>
    <style:style style:name="P19" style:family="paragraph" style:parent-style-name="Standard">
      <style:paragraph-properties fo:text-align="justify" style:justify-single-word="false"/>
      <style:text-properties fo:font-weight="bold" officeooo:rsid="0019a1e8" officeooo:paragraph-rsid="0019a1e8" style:font-weight-asian="bold" style:font-weight-complex="bold"/>
    </style:style>
    <style:style style:name="P20" style:family="paragraph" style:parent-style-name="Standard">
      <style:paragraph-properties fo:text-align="justify" style:justify-single-word="false"/>
      <style:text-properties fo:font-weight="bold" officeooo:rsid="000d625b" officeooo:paragraph-rsid="000d625b" style:font-weight-asian="bold" style:font-weight-complex="bold"/>
    </style:style>
    <style:style style:name="T1" style:family="text">
      <style:text-properties officeooo:rsid="000d625b"/>
    </style:style>
    <style:style style:name="T2" style:family="text">
      <style:text-properties officeooo:rsid="0010c7ba"/>
    </style:style>
    <style:style style:name="T3" style:family="text">
      <style:text-properties officeooo:rsid="00124e06"/>
    </style:style>
    <style:style style:name="T4" style:family="text">
      <style:text-properties officeooo:rsid="00144874"/>
    </style:style>
    <style:style style:name="T5" style:family="text">
      <style:text-properties officeooo:rsid="0019a1e8"/>
    </style:style>
    <style:style style:name="T6" style:family="text">
      <style:text-properties officeooo:rsid="001a838a"/>
    </style:style>
    <style:style style:name="T7" style:family="text">
      <style:text-properties officeooo:rsid="001b781f"/>
    </style:style>
    <style:style style:name="T8" style:family="text">
      <style:text-properties officeooo:rsid="001de7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usieurs pistes sont envisagées <text:span text:style-name="T1">pour Solioti.</text:span></text:p>
      <text:p text:style-name="P1"/>
      <text:p text:style-name="P20">I/ Un mur végétalisé d’intérieur <text:span text:style-name="T5">(haut de gamme)</text:span></text:p>
      <text:p text:style-name="P2"/>
      <text:p text:style-name="P2">Le principe : un mur végétalisé placé en intérieur (mur, meuble, …) avec un système automatisé dont l’objectif est d’entretenir un couvert végétal d’ornement ou d’alimentation (fleurs, herbes aromatiques, …). <text:span text:style-name="T5">Le système se veut le plus attractif avec possibilité d’implémenter une application ludique sur écran juste au niveau du boîtier du Raspberry.</text:span></text:p>
      <text:p text:style-name="P2"/>
      <text:p text:style-name="P2">Le matériel IoT :</text:p>
      <text:list xml:id="list6508905549793675633" text:style-name="L1">
        <text:list-item>
          <text:p text:style-name="P9">[<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5"><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text:span>un capteur d’humidité au sol =&gt; 5€ ;</text:p>
        </text:list-item>
        <text:list-item>
          <text:p text:style-name="P16">[<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6"><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text:span>un contrôleur de niveau d’eau (plein/vide) =&gt; 10€ ;</text:p>
        </text:list-item>
        <text:list-item>
          <text:p text:style-name="P6"><text:span text:style-name="T3">[</text:span><text:a xlink:type="simple" xlink:href="https://fr.aliexpress.com/item/32917388033.html?spm=a2g0o.productlist.0.0.b03458fe3jsOlz&amp;algo_pvid=92f717db-777e-4259-a073-3789dad36a04&amp;algo_expid=92f717db-777e-4259-a073-3789dad36a04-28&amp;btsid=0b0a0ae216049225854823393ebc76&amp;ws_ab_test=searchweb0_0,searchweb201602_,searchweb201603_" text:style-name="Internet_20_link" text:visited-style-name="Visited_20_Internet_20_Link"><text:span text:style-name="T3">lien</text:span></text:a><text:span text:style-name="T3">] </text:span>un Raspberry modèle B Pi <text:span text:style-name="T2">3</text:span> + <text:span text:style-name="T5">adaptateur d’alimentation + boîtier ABS + dissipateurs de chaleur + écran tactile 3.5 pouces avec stylo</text:span> =&gt; <text:span text:style-name="T5">65</text:span>€ ;</text:p>
        </text:list-item>
        <text:list-item>
          <text:p text:style-name="P7">[<text:a xlink:type="simple" xlink:href="https://fr.aliexpress.com/item/1005001565207157.html?spm=a2g0o.productlist.0.0.47567ca0JCo8nr&amp;algo_pvid=e2e9e941-a2d4-4040-8359-32246b1a9de7&amp;algo_expid=e2e9e941-a2d4-4040-8359-32246b1a9de7-0&amp;btsid=0b0a0ae216043375304786792ebc83&amp;ws_ab_test=searchweb0_0,searchweb201602_,searchweb201603_" text:style-name="Internet_20_link" text:visited-style-name="Visited_20_Internet_20_Link">lien</text:a>] carte d’extension de module de panneau de commande de relais RPI à 6 canaux pour Raspberry Pi 3 =&gt; 20€.</text:p>
        </text:list-item>
      </text:list>
      <text:p text:style-name="P3"/>
      <text:p text:style-name="P3">Total : <text:span text:style-name="T5">105€.</text:span></text:p>
      <text:p text:style-name="P3"/>
      <text:p text:style-name="P17">Fonctionnement général : le dispositif est commandé par un Raspberry équipé d’une carte d’extension <text:span text:style-name="T4">(composée de relais) </text:span>pour pouvoir communiquer avec l’équipement électronique. <text:span text:style-name="T6">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Reste le capteur d’humidité du substrat pour s’assurer que le mur ne dépasse pas le seuil de stress hydrique et que l’arrosage est bien effectif. Un contrôleur de niveau d’eau indique aussi quand la cuve est pleine ou vide.</text:span> <text:span text:style-name="T8">Enfin, un capteur indique la température et l’humidité de l’air. </text:span>Ces données sont transmises au serveur du Raspberry qui sera en capacité de stocker les informations en réseau local via Node-Red (plate-forme de low-code en Javascript qui sert de cerveau au système d’automatisation). L’utilisation des équipements électroniques demandera sans doute d’utiliser du Python ou du C++ en langage de programmation. L’interaction avec ces données (affichages, commande de la lampe horticole, réglages) sera possible via l’écran tactile connecté au Raspberry. <text:span text:style-name="T7">Tout l’aspect alerte, choix des programmes, interaction avec le mur, conseils sont gérés par l’application sur l’écran. Une connexion Wifi peut permettre de dupliquer l’application en ligne pour que la gestion puisse aussi se faire à distance.</text:span></text:p>
      <text:p text:style-name="P4"/>
      <text:p text:style-name="P19">II/ Un mur végétalisé d’intérieur (bas de gamme)</text:p>
      <text:p text:style-name="P8"/>
      <text:p text:style-name="P11">Le principe : un mur végétalisé placé en intérieur (mur, meuble, …) avec un système automatisé dont l’objectif est d’entretenir un couvert végétal d’ornement ou d’alimentation (fleurs, herbes aromatiques, …). <text:span text:style-name="T5">Le système optimise au maximum l’équipement pour rester attractif tout en étant le moins cher possible.</text:span></text:p>
      <text:p text:style-name="P11"/>
      <text:p text:style-name="P8">Le matériel IoT :</text:p>
      <text:list xml:id="list416016334627149378" text:style-name="L2">
        <text:list-item>
          <text:p text:style-name="P10">[<text:a xlink:type="simple" xlink:href="https://fr.aliexpress.com/item/32973123948.html?spm=a2g0o.productlist.0.0.385a521ceyLb6O&amp;algo_pvid=1b7d5748-8a93-423d-ac65-87f987c914b5&amp;algo_expid=1b7d5748-8a93-423d-ac65-87f987c914b5-1&amp;btsid=2100bde116049354997413337edc5d&amp;ws_ab_test=searchweb0_0,searchweb201602_,searchweb201603_" text:style-name="Internet_20_link" text:visited-style-name="Visited_20_Internet_20_Link">lien</text:a>] des lumières de croissance hydroponique MR16 à spectre complet =&gt; 2€ l’unité ;</text:p>
        </text:list-item>
        <text:list-item>
          <text:p text:style-name="P10"><text:span text:style-name="T3">[</text:span><text:a xlink:type="simple" xlink:href="https://fr.aliexpress.com/item/32951556560.html?spm=a2g0o.productlist.0.0.19ee20a3BJHiBe&amp;algo_pvid=984d798e-71cf-4de2-820e-4d3a1aaee2ec&amp;algo_expid=984d798e-71cf-4de2-820e-4d3a1aaee2ec-10&amp;btsid=2100bdd516043385268142366eaf5f&amp;ws_ab_test=searchweb0_0,searchweb201602_,searchweb201603_" text:style-name="Internet_20_link" text:visited-style-name="Visited_20_Internet_20_Link"><text:span text:style-name="T3">lien</text:span></text:a><text:span text:style-name="T3">] un capteur d’humidité au sol =&gt; 5€ ;</text:span></text:p>
        </text:list-item>
        <text:list-item>
          <text:p text:style-name="P10"><text:span text:style-name="T3">[</text:span><text:a xlink:type="simple" xlink:href="https://fr.aliexpress.com/item/4000467977004.html?spm=a2g0o.productlist.0.0.3c4328c7nRIrWQ&amp;algo_pvid=d8dcb9fb-bbf0-4081-a608-b01ff62ff74e&amp;algo_expid=d8dcb9fb-bbf0-4081-a608-b01ff62ff74e-12&amp;btsid=0b0a0ae216043367114886319ebc83&amp;ws_ab_test=searchweb0_0,searchweb201602_,searchweb201603_" text:style-name="Internet_20_link" text:visited-style-name="Visited_20_Internet_20_Link"><text:span text:style-name="T3">lien</text:span></text:a><text:span text:style-name="T3">] un contrôleur de niveau d’eau (plein/vide) =&gt; 10€ ;</text:span></text:p>
        </text:list-item>
        <text:list-item>
          <text:p text:style-name="P14">[<text:a xlink:type="simple" xlink:href="https://fr.aliexpress.com/item/4001076883280.html?src=google&amp;albch=shopping&amp;acnt=248-630-5778&amp;isdl=y&amp;slnk=&amp;plac=&amp;mtctp=&amp;albbt=Gploogle_7_shopping&amp;aff_atform=google&amp;aff_short_key=UneMJZVf&amp;gclsrc=aw.ds&amp;&amp;albagn=888888&amp;&amp;ds_e_adid=438856512718&amp;ds_e_matchtype=&amp;ds_e_device=c&amp;ds_e_network=u&amp;ds_e_product_group_id=743612850714&amp;ds_e_product_id=fr4001076883280&amp;ds_e_product_merchant_id=107376759&amp;ds_e_product_country=FR&amp;ds_e_product_language=fr&amp;ds_e_product_channel=online&amp;ds_e_product_store_id=&amp;ds_url_v=2&amp;ds_dest_url=https://fr.aliexpress.com/item/4001076883280.html?&amp;albcp=10191220514&amp;albag=107473525128&amp;gclid=Cj0KCQjwit_8BRCoARIsAIx3Rj5mgnXghQDNkiri5CWk0QoJFGxQxs-PgWbwdXHlDSB3VWbQgIhCUu8aApMaEALw_wcB" text:style-name="Internet_20_link" text:visited-style-name="Visited_20_Internet_20_Link">lien</text:a>] carte ESP-WROOM-32D =&gt;4€ ;</text:p>
        </text:list-item>
        <text:list-item>
          <text:p text:style-name="P14">[<text:a xlink:type="simple" xlink:href="https://fr.aliexpress.com/item/32948875673.html?spm=a2g0o.productlist.0.0.275d3ca9x9AnlQ&amp;algo_pvid=9209e72a-7ae3-4902-ba10-6d459c2ff64f&amp;algo_expid=9209e72a-7ae3-4902-ba10-6d459c2ff64f-1&amp;btsid=2100bde716049361541808932e3e59&amp;ws_ab_test=searchweb0_0,searchweb201602_,searchweb201603_" text:style-name="Internet_20_link" text:visited-style-name="Visited_20_Internet_20_Link">lien</text:a>] un potentiomètre =&gt; 0,50€ ;</text:p>
        </text:list-item>
        <text:list-item>
          <text:p text:style-name="P15"><text:soft-page-break/>[<text:a xlink:type="simple" xlink:href="https://fr.aliexpress.com/item/32759158558.html?spm=a2g0o.productlist.0.0.7c0d35510mOw2I&amp;algo_pvid=d9b2ccdd-9a42-4272-a071-2e7d5dd93beb&amp;algo_expid=d9b2ccdd-9a42-4272-a071-2e7d5dd93beb-11&amp;btsid=2100bde716049364356383062e3e59&amp;ws_ab_test=searchweb0_0,searchweb201602_,searchweb201603_" text:style-name="Internet_20_link" text:visited-style-name="Visited_20_Internet_20_Link">lien</text:a>] un capteur de température et d’humidité de l’air =&gt; 3€ ;</text:p>
        </text:list-item>
        <text:list-item>
          <text:p text:style-name="P15">[<text:a xlink:type="simple" xlink:href="https://fr.aliexpress.com/item/4001113087460.html?spm=a2g0o.productlist.0.0.2ed26735wmeYQ6&amp;algo_pvid=7e18c9af-15db-47d0-abb8-6ac3d85d1baa&amp;algo_expid=7e18c9af-15db-47d0-abb8-6ac3d85d1baa-4&amp;btsid=2100bde716049365037803393e3e59&amp;ws_ab_test=searchweb0_0,searchweb201602_,searchweb201603_" text:style-name="Internet_20_link" text:visited-style-name="Visited_20_Internet_20_Link">lien</text:a>] led 3 couleurs =&gt; 0,50€ ;</text:p>
        </text:list-item>
        <text:list-item>
          <text:p text:style-name="P15">[<text:a xlink:type="simple" xlink:href="https://fr.aliexpress.com/item/32849730395.html?spm=a2g0o.productlist.0.0.51f84590DHJ8nl&amp;algo_pvid=d7057431-88ac-4c34-8084-9d7291a580f5&amp;algo_expid=d7057431-88ac-4c34-8084-9d7291a580f5-4&amp;btsid=2100bde716049366212253842e3e59&amp;ws_ab_test=searchweb0_0,searchweb201602_,searchweb201603_" text:style-name="Internet_20_link" text:visited-style-name="Visited_20_Internet_20_Link">lien</text:a>] buzzer =&gt; 0,50€ ;</text:p>
        </text:list-item>
        <text:list-item>
          <text:p text:style-name="P15">[<text:a xlink:type="simple" xlink:href="https://fr.aliexpress.com/item/4000002592780.html?spm=a2g0o.productlist.0.0.4f1a710f9vMb7Q&amp;algo_pvid=e24de914-96d9-409d-84b6-e328af402234&amp;algo_expid=e24de914-96d9-409d-84b6-e328af402234-10&amp;btsid=2100bde716049368196155404e3e59&amp;ws_ab_test=searchweb0_0,searchweb201602_,searchweb201603_" text:style-name="Internet_20_link" text:visited-style-name="Visited_20_Internet_20_Link">lien</text:a>] module 3G =&gt; 0,50€ ;</text:p>
        </text:list-item>
        <text:list-item>
          <text:p text:style-name="P14">[<text:a xlink:type="simple" xlink:href="https://fr.aliexpress.com/item/4000350275821.html?spm=a2g0o.productlist.0.0.12246273u3Rp5w&amp;algo_pvid=8c501c35-b68a-4c28-9997-33d979611535&amp;algo_expid=8c501c35-b68a-4c28-9997-33d979611535-5&amp;btsid=2100bde716049362305311566e3e59&amp;ws_ab_test=searchweb0_0,searchweb201602_,searchweb201603_" text:style-name="Internet_20_link" text:visited-style-name="Visited_20_Internet_20_Link">lien</text:a>] un bouton poussoir =&gt; 0,50€.</text:p>
        </text:list-item>
      </text:list>
      <text:p text:style-name="P12"/>
      <text:p text:style-name="P12">Total : 26,<text:span text:style-name="T7">50</text:span>€ (le prix ne prend pas en compte le boîtier de la carte ni le programmateur pour allumer/éteindre les leds, donc prévoir plutôt 40€).</text:p>
      <text:p text:style-name="P12"/>
      <text:p text:style-name="P13">Fonctionnement général : Le présent dispositif part du principe que les études documentaires permettent de se passer d’un capteur de luminosité. Le programmateur des lampes UV définit un éclairage de base suivant la saisonnalité pour que les plantes sélectionnées puissent survivre sur le mur végétalisé. Un contrôleur de niveau d’eau indique quand la cuve est pleine ou vide. Le capteur d’humidité au sol sert de sécurité au cas où le seuil de stress hydrique serait dépassé, auquel cas, un arrosage est forcé. <text:span text:style-name="T7">L’arrosage peut aussi être forcé avec un bouton poussoir. Les alertes sur le module peuvent être gérées par une led 3 couleurs ainsi qu’un buzzer. Le buzzer signale le dysfonctionnement et la couleur de led la nature du problème (arrosage, dysfonctionnement électronique, communication réseau). Un capteur de température et d’humidité peut servir à définir si l’environnement est propice au développement des plantes. Concernant la connectivité, Wifi ou 3G peuvent être sélectionnées suivant la préférence du particulier. Les informations sont envoyées sur un serveur en ligne sur une plateforme Node-Red. Une application peut être développée afin d’offrir une interface didactique, permettant de gérer à distance le mur végétalisé et de recevoir des alertes.</text:span></text:p>
      <text:p text:style-name="P13"/>
      <text:p text:style-name="P18">II/ Un mur végétalisé d’extérieur (gestion des eaux de pluie)</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7:24:10.024000000</meta:creation-date>
    <dc:date>2020-11-09T17:05:47.789000000</dc:date>
    <meta:editing-duration>PT49M7S</meta:editing-duration>
    <meta:editing-cycles>7</meta:editing-cycles>
    <meta:generator>LibreOffice/5.2.5.1$Windows_x86 LibreOffice_project/0312e1a284a7d50ca85a365c316c7abbf20a4d22</meta:generator>
    <meta:document-statistic meta:table-count="0" meta:image-count="0" meta:object-count="0" meta:page-count="2" meta:paragraph-count="28" meta:word-count="770" meta:character-count="4765" meta:non-whitespace-character-count="4039"/>
  </office:meta>
</office:document-meta>
</file>